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800000021CC8870F14DFCBAA0.png" manifest:media-type="image/png"/>
  <manifest:file-entry manifest:full-path="Pictures/100002010000011000000023A9763852BC58D3B6.png" manifest:media-type="image/png"/>
  <manifest:file-entry manifest:full-path="Pictures/10000201000000F900000028588E0229819344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2658"/>
    </style:style>
    <style:style style:name="P2" style:family="paragraph" style:parent-style-name="Text_20_body">
      <style:text-properties fo:font-weight="bold" officeooo:paragraph-rsid="00182658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82658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officeooo:paragraph-rsid="00182658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padding="0.049cm" fo:border-left="none" fo:border-right="none" fo:border-top="0.06pt solid #000000" fo:border-bottom="0.06pt solid #000000" style:shadow="none"/>
      <style:text-properties fo:font-style="italic" officeooo:paragraph-rsid="00182658" style:font-style-asian="italic" style:font-style-complex="italic"/>
    </style:style>
    <style:style style:name="P6" style:family="paragraph" style:parent-style-name="Text_20_body">
      <style:paragraph-properties fo:margin-top="0cm" fo:margin-bottom="0cm" loext:contextual-spacing="false" fo:break-before="page"/>
      <style:text-properties fo:font-weight="bold" officeooo:paragraph-rsid="00182658" style:font-weight-asian="bold" style:font-weight-complex="bold"/>
    </style:style>
    <style:style style:name="P7" style:family="paragraph" style:parent-style-name="Text_20_body">
      <style:paragraph-properties fo:padding="0.049cm" fo:border-left="none" fo:border-right="none" fo:border-top="0.06pt solid #000000" fo:border-bottom="0.06pt solid #000000" style:shadow="none"/>
      <style:text-properties fo:font-style="italic" officeooo:paragraph-rsid="00182658" style:font-style-asian="italic" style:font-style-complex="italic"/>
    </style:style>
    <style:style style:name="P8" style:family="paragraph" style:parent-style-name="Heading_20_4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officeooo:paragraph-rsid="00182658" style:font-size-asian="14pt" style:font-size-complex="14pt"/>
    </style:style>
    <style:style style:name="T1" style:family="text">
      <style:text-properties officeooo:rsid="00186805"/>
    </style:style>
    <style:style style:name="T2" style:family="text">
      <style:text-properties officeooo:rsid="0018b148"/>
    </style:style>
    <style:style style:name="T3" style:family="text">
      <style:text-properties officeooo:rsid="0019408b"/>
    </style:style>
    <style:style style:name="T4" style:family="text">
      <style:text-properties officeooo:rsid="0019a2e9"/>
    </style:style>
    <style:style style:name="T5" style:family="text">
      <style:text-properties officeooo:rsid="001bafc6"/>
    </style:style>
    <style:style style:name="T6" style:family="text">
      <style:text-properties officeooo:rsid="001c5cba"/>
    </style:style>
    <style:style style:name="T7" style:family="text">
      <style:text-properties officeooo:rsid="001c8d34"/>
    </style:style>
    <style:style style:name="T8" style:family="text">
      <style:text-properties officeooo:rsid="001ce73e"/>
    </style:style>
    <style:style style:name="T9" style:family="text">
      <style:text-properties officeooo:rsid="001e4b0e"/>
    </style:style>
    <style:style style:name="T10" style:family="text">
      <style:text-properties officeooo:rsid="001effeb"/>
    </style:style>
    <style:style style:name="T11" style:family="text">
      <style:text-properties officeooo:rsid="00203cb0"/>
    </style:style>
    <style:style style:name="T12" style:family="text">
      <style:text-properties officeooo:rsid="00216dc3"/>
    </style:style>
    <style:style style:name="T13" style:family="text">
      <style:text-properties officeooo:rsid="00217440"/>
    </style:style>
    <style:style style:name="T14" style:family="text">
      <style:text-properties officeooo:rsid="00218d8f"/>
    </style:style>
    <style:style style:name="T15" style:family="text">
      <style:text-properties officeooo:rsid="0022e9cf"/>
    </style:style>
    <style:style style:name="T16" style:family="text">
      <style:text-properties officeooo:rsid="0024f338"/>
    </style:style>
    <style:style style:name="T17" style:family="text">
      <style:text-properties officeooo:rsid="00264663"/>
    </style:style>
    <style:style style:name="T18" style:family="text">
      <style:text-properties officeooo:rsid="002aca6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Ejercicios <text:span text:style-name="T7">para entregar </text:span>de iniciación a la programación en Python</text:h>
      <text:p text:style-name="P1"><text:span text:style-name="Strong_20_Emphasis"/></text:p>
      <text:p text:style-name="P4"><text:span text:style-name="T8">1.</text:span> Crea una lista de 5 animales y muéstrala.</text:p>
      <text:p text:style-name="P5">animales=["perro","gato","oso","gorila","orangután"]</text:p>
      <text:p text:style-name="P5">print (animales)</text:p>
      <text:p text:style-name="P3"/>
      <text:p text:style-name="P4"><text:span text:style-name="T8">2.</text:span> Pedir peso <text:span text:style-name="T1">(en Kg) </text:span>y altura <text:span text:style-name="T1">(en m) </text:span>para calcular la masa corporal <text:span text:style-name="T1">mostrándolo con dos decimales</text:span>: mc = peso / altura^2. <text:span text:style-name="T1">Cuidado los datos a pedir son float.</text:span></text:p>
      <text:p text:style-name="P5">peso = float (input("introduzca peso en Kg..."))</text:p>
      <text:p text:style-name="P5">altura= float (input("introduzca altura en m..."))</text:p>
      <text:p text:style-name="P5">imc= peso/(altura*altura)</text:p>
      <text:p text:style-name="P5">print (round(imc,2))</text:p>
      <text:p text:style-name="P1"/>
      <text:p text:style-name="P2"><draw:frame draw:style-name="fr1" draw:name="Imagen1" text:anchor-type="paragraph" svg:x="4.755cm" svg:y="1.178cm" svg:width="7.197cm" svg:height="0.926cm" draw:z-index="0"><draw:image xlink:href="Pictures/100002010000011000000023A9763852BC58D3B6.png" xlink:type="simple" xlink:show="embed" xlink:actuate="onLoad" loext:mime-type="image/png"/></draw:frame><text:span text:style-name="T9">3.</text:span> Pedir un número en Celsius y convertir<text:span text:style-name="T2">lo y mostrarlo</text:span> a Fahrenheit: F = 1.8*C + 32. <text:span text:style-name="T2">Se mostrará de la siguiente forma. (Los grados celsius pedidos pueden ser con decimales)</text:span></text:p>
      <text:p text:style-name="P5">c = float (input("introduzca temperatura en ºC..."))</text:p>
      <text:p text:style-name="P5">f= 1.8*c+32</text:p>
      <text:p text:style-name="P5">print ("la temperatura "+str(c)+" ºC"+" son "+str(round(f,2))+" ºF")</text:p>
      <text:p text:style-name="P3"/>
      <text:p text:style-name="P4"><text:span text:style-name="T10">4.</text:span> Pedir un número <text:span text:style-name="T3">entero</text:span> por teclado y decir si es par o impar <text:span text:style-name="T6">(investiga sobre el resto)</text:span>. <text:span text:style-name="T3">Debe hacerlo de la siguiente forma</text:span></text:p>
      <text:p text:style-name="P5"><draw:frame draw:style-name="fr2" draw:name="Imagen2" text:anchor-type="paragraph" svg:y="0cm" svg:width="6.588cm" svg:height="1.058cm" draw:z-index="1"><draw:image xlink:href="Pictures/10000201000000F900000028588E02298193446F.png" xlink:type="simple" xlink:show="embed" xlink:actuate="onLoad" loext:mime-type="image/png"/></draw:frame>numero = int (input("introduzca un número entero ..."))</text:p>
      <text:p text:style-name="P5">resto= numero%2</text:p>
      <text:p text:style-name="P5">if resto==0:</text:p>
      <text:p text:style-name="P5"><text:s text:c="4"/>print ("el numero "+str(numero)+" es par")</text:p>
      <text:p text:style-name="P5">else:</text:p>
      <text:p text:style-name="P5"><text:s text:c="4"/>print ("el numero "+str(numero)+" es impar")</text:p>
      <text:p text:style-name="P3"/>
      <text:p text:style-name="P4"><text:span text:style-name="T11">5.</text:span> Pedir un número por pantalla y decir si está entre 10 y 15 o no. <text:span text:style-name="T4">El resultado debe imprimirse de una manera similar a la siguiente:</text:span></text:p>
      <text:p text:style-name="P5"><draw:frame draw:style-name="fr1" draw:name="Imagen3" text:anchor-type="paragraph" svg:x="5.219cm" svg:y="0.048cm" svg:width="6.562cm" svg:height="0.873cm" draw:z-index="2"><draw:image xlink:href="Pictures/10000201000000F800000021CC8870F14DFCBAA0.png" xlink:type="simple" xlink:show="embed" xlink:actuate="onLoad" loext:mime-type="image/png"/></draw:frame>numero = int (input("introduzca un número entero ..."))</text:p>
      <text:p text:style-name="P5"/>
      <text:p text:style-name="P5">if numero&gt;=10 and numero&lt;=15:</text:p>
      <text:p text:style-name="P5"><text:s text:c="4"/>print ("el numero "+str(numero)+" está entre 10 y 15")</text:p>
      <text:p text:style-name="P5">else:</text:p>
      <text:p text:style-name="P5"><text:s text:c="4"/>print ("el numero "+str(numero)+" no está entre 10 y 15")</text:p>
      <text:p text:style-name="P3"/>
      <text:p text:style-name="P4"/>
      <text:p text:style-name="P6"><text:span text:style-name="T12">6.</text:span> Imprimir los números impares desde el 1 al 25, ambos inclusive.</text:p>
      <text:p text:style-name="P5">for i in range (1,26,2):</text:p>
      <text:p text:style-name="P5"><text:s text:c="4"/>print (i)</text:p>
      <text:p text:style-name="P3"/>
      <text:p text:style-name="P4"><text:span text:style-name="T13">7.</text:span> Calcula e imprime el producto de la serie 2x4x6x8x … x20. <text:span text:style-name="T5">Sólo quiero la impresión del producto final. El resultado será: 3715891200</text:span></text:p>
      <text:p text:style-name="P7">producto=1</text:p>
      <text:p text:style-name="P7">for i in range (2,21,2):</text:p>
      <text:p text:style-name="P7"><text:s text:c="4"/>producto=producto*i</text:p>
      <text:p text:style-name="P7">print (producto)</text:p>
      <text:p text:style-name="P2"><text:span text:style-name="T14">8.</text:span> Calcula e imprime la suma de la serie 50+48+46+ … +20. <text:span text:style-name="T18">El resultado será: 560</text:span></text:p>
      <text:p text:style-name="P5">suma=0</text:p>
      <text:p text:style-name="P5">for i in range (50,19,-2):</text:p>
      <text:p text:style-name="P5"><text:s text:c="4"/>suma=suma+i</text:p>
      <text:p text:style-name="P5">print (suma)</text:p>
      <text:p text:style-name="P3"/>
      <text:p text:style-name="P4"><text:span text:style-name="T15">9.</text:span> Crea una función que reciba 2 números, devuelve el mayor e imprímelo.</text:p>
      <text:p text:style-name="P5">def mayor (numero1,numero2):</text:p>
      <text:p text:style-name="P5"><text:s text:c="4"/>if numero1&gt;numero2:</text:p>
      <text:p text:style-name="P5"><text:s text:c="8"/>return numero1</text:p>
      <text:p text:style-name="P5"><text:s text:c="4"/>else:</text:p>
      <text:p text:style-name="P5"><text:s text:c="8"/>return numero2</text:p>
      <text:p text:style-name="P5"><text:s text:c="4"/></text:p>
      <text:p text:style-name="P5">num1=int(input("introduzca e numero 1..."))</text:p>
      <text:p text:style-name="P5">num2=int(input("introduzca el numero 2..."))</text:p>
      <text:p text:style-name="P5"/>
      <text:p text:style-name="P5">print (mayor(num1,num2))</text:p>
      <text:p text:style-name="P3"/>
      <text:p text:style-name="P4"><text:span text:style-name="T16">10.</text:span> Crea una función para calcular el IVA de un producto. Deberá recibir un precio y devolver el precio IVA incluido.</text:p>
      <text:p text:style-name="P5">def iva (precio):</text:p>
      <text:p text:style-name="P5"><text:s text:c="4"/>precio_iva=precio*1.21</text:p>
      <text:p text:style-name="P5"><text:s text:c="4"/>return precio_iva</text:p>
      <text:p text:style-name="P5"/>
      <text:p text:style-name="P5">coste=float(input("introduzca precio sin iva ...") )</text:p>
      <text:p text:style-name="P5">print (iva(coste))</text:p>
      <text:p text:style-name="P3"/>
      <text:p text:style-name="P4"/>
      <text:p text:style-name="P6"><text:span text:style-name="T17">11.</text:span> Crea una función que reciba un número, calcule su factorial, devuelva el resultado e imprímelo.</text:p>
      <text:p text:style-name="P5">def factorial (numero):</text:p>
      <text:p text:style-name="P5"><text:s text:c="4"/>facto=1</text:p>
      <text:p text:style-name="P5"><text:s text:c="4"/>for i in range (numero,0,-1):</text:p>
      <text:p text:style-name="P5"><text:s text:c="8"/>facto=facto*i</text:p>
      <text:p text:style-name="P5"><text:s text:c="4"/>return facto</text:p>
      <text:p text:style-name="P5"/>
      <text:p text:style-name="P5">num=int(input("introduzca un número entero ...") )</text:p>
      <text:p text:style-name="P5">print (factorial(num)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9:28:08.597084755</meta:creation-date>
    <dc:date>2019-12-30T12:04:52.097171345</dc:date>
    <meta:editing-duration>PT1H57M45S</meta:editing-duration>
    <meta:editing-cycles>24</meta:editing-cycles>
    <meta:generator>LibreOffice/6.0.7.3$Linux_X86_64 LibreOffice_project/00m0$Build-3</meta:generator>
    <meta:document-statistic meta:table-count="0" meta:image-count="3" meta:object-count="0" meta:page-count="3" meta:paragraph-count="63" meta:word-count="405" meta:character-count="2700" meta:non-whitespace-character-count="2273"/>
  </office:meta>
</office:document-meta>
</file>